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cripts/python/manual.py" manifest:media-type="application/binary"/>
  <manifest:file-entry manifest:full-path="Scripts/python/stamp.py" manifest:media-type="application/binary"/>
  <manifest:file-entry manifest:full-path="Scripts/python/listener.py" manifest:media-type="application/binary"/>
  <manifest:file-entry manifest:full-path="Scripts/python/settings.py" manifest:media-type="application/binary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pythonpath/config.py" manifest:media-type="application/binary"/>
  <manifest:file-entry manifest:full-path="Scripts/python/pythonpath/textwidth.py" manifest:media-type="application/binary"/>
  <manifest:file-entry manifest:full-path="Scripts/python/pythonpath/common.py" manifest:media-type="application/binary"/>
  <manifest:file-entry manifest:full-path="Scripts/python/pythonpath/schematic.py" manifest:media-type="application/binary"/>
  <manifest:file-entry manifest:full-path="Scripts/python/pythonpath/kicadnet.py" manifest:media-type="application/binary"/>
  <manifest:file-entry manifest:full-path="Scripts/python/pythonpath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toolbar/custom_manual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00B000052220000741E9298E5E0505486D5.svg" manifest:media-type="image/svg+xml"/>
  <manifest:file-entry manifest:full-path="Pictures/10000860000052220000741EA1DBBC1A78CA6D8C.svg" manifest:media-type="image/svg+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Значение_20_графы_20_форматной_20_рамки_20__28_повёрнуто_29_">
      <style:text-properties fo:font-size="16pt" style:text-scale="100%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4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7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8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8645" officeooo:paragraph-rsid="009f8645" style:text-scale="100%"/>
    </style:style>
    <style:style style:name="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0" style:family="paragraph" style:parent-style-name="Заголовок_20_графы_20_форматной_20_рамки">
      <style:text-properties style:text-scale="90%"/>
    </style:style>
    <style:style style:name="P11" style:family="paragraph" style:parent-style-name="First_20_line_20_indent">
      <style:text-properties officeooo:rsid="009fc36f" officeooo:paragraph-rsid="009fc36f"/>
    </style:style>
    <style:style style:name="P12" style:family="paragraph" style:parent-style-name="First_20_line_20_indent">
      <style:text-properties officeooo:rsid="00a09d0c" officeooo:paragraph-rsid="00a09d0c"/>
    </style:style>
    <style:style style:name="P13" style:family="paragraph" style:parent-style-name="First_20_line_20_indent">
      <style:text-properties officeooo:rsid="00a11fc5" officeooo:paragraph-rsid="00a11fc5"/>
    </style:style>
    <style:style style:name="P14" style:family="paragraph" style:parent-style-name="First_20_line_20_indent">
      <style:text-properties officeooo:rsid="00a5fbe2" officeooo:paragraph-rsid="00a5fbe2"/>
    </style:style>
    <style:style style:name="P15" style:family="paragraph" style:parent-style-name="First_20_line_20_indent">
      <style:text-properties officeooo:rsid="00bf1a73" officeooo:paragraph-rsid="00bf1a73"/>
    </style:style>
    <style:style style:name="P16" style:family="paragraph" style:parent-style-name="First_20_line_20_indent">
      <style:text-properties officeooo:paragraph-rsid="00bf1a73"/>
    </style:style>
    <style:style style:name="P17" style:family="paragraph" style:parent-style-name="Text_20_body">
      <style:paragraph-properties fo:margin-top="9.999cm" fo:margin-bottom="0cm" loext:contextual-spacing="false" fo:text-align="center" style:justify-single-word="false"/>
      <style:text-properties officeooo:rsid="009fc36f" officeooo:paragraph-rsid="009fc36f"/>
    </style:style>
    <style:style style:name="P18" style:family="paragraph" style:parent-style-name="Contents_20_1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paragraph-rsid="00b6eac6"/>
    </style:style>
    <style:style style:name="P22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paragraph-rsid="00b8cc9e"/>
    </style:style>
    <style:style style:name="P23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/>
      <style:text-properties officeooo:paragraph-rsid="00b4ce70"/>
    </style:style>
    <style:style style:name="P24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rsid="00b6eac6" officeooo:paragraph-rsid="00b6eac6"/>
    </style:style>
    <style:style style:name="P25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rsid="00b6eac6" officeooo:paragraph-rsid="00ba3570"/>
    </style:style>
    <style:style style:name="P26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rsid="00b9e7e8" officeooo:paragraph-rsid="00b9e7e8"/>
    </style:style>
    <style:style style:name="P27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/>
      <style:text-properties officeooo:rsid="00b3e421" officeooo:paragraph-rsid="00b3e421"/>
    </style:style>
    <style:style style:name="P28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/>
      <style:text-properties officeooo:rsid="00b4ce70" officeooo:paragraph-rsid="00b4ce70"/>
    </style:style>
    <style:style style:name="P29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/>
      <style:text-properties fo:font-weight="normal" officeooo:rsid="00b0fc85" officeooo:paragraph-rsid="00b24a01"/>
    </style:style>
    <style:style style:name="P30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fo:font-weight="normal" officeooo:rsid="00b6eac6" officeooo:paragraph-rsid="00b6eac6"/>
    </style:style>
    <style:style style:name="P31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fo:font-weight="normal" officeooo:rsid="00b9e7e8" officeooo:paragraph-rsid="00b9e7e8"/>
    </style:style>
    <style:style style:name="P32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fo:font-weight="normal" officeooo:rsid="00ba3570" officeooo:paragraph-rsid="00ba3570"/>
    </style:style>
    <style:style style:name="P33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fo:font-weight="normal" officeooo:rsid="00bf1a73" officeooo:paragraph-rsid="00bf1a73"/>
    </style:style>
    <style:style style:name="P34" style:family="paragraph" style:parent-style-name="Text_20_body" style:master-page-name="">
      <loext:graphic-properties draw:fill="none"/>
      <style:paragraph-properties fo:margin-left="2.499cm" fo:margin-right="1cm" fo:line-height="150%" fo:text-align="justify" style:justify-single-word="false" fo:text-indent="1.499cm" style:auto-text-indent="false" style:page-number="auto" fo:background-color="transparent"/>
      <style:text-properties officeooo:rsid="00b3e421" officeooo:paragraph-rsid="00b3e421"/>
    </style:style>
    <style:style style:name="P35" style:family="paragraph" style:parent-style-name="Text_20_body" style:master-page-name="">
      <loext:graphic-properties draw:fill="none"/>
      <style:paragraph-properties fo:margin-left="2.499cm" fo:margin-right="1cm" fo:line-height="150%" fo:text-align="justify" style:justify-single-word="false" fo:text-indent="1.499cm" style:auto-text-indent="false" style:page-number="auto" fo:background-color="transparent"/>
      <style:text-properties officeooo:paragraph-rsid="00b3e421"/>
    </style:style>
    <style:style style:name="P36" style:family="paragraph" style:parent-style-name="Text_20_body" style:master-page-name="">
      <loext:graphic-properties draw:fill="none"/>
      <style:paragraph-properties fo:margin-left="2.499cm" fo:margin-right="1cm" fo:line-height="150%" fo:text-align="justify" style:justify-single-word="false" fo:text-indent="1.499cm" style:auto-text-indent="false" style:page-number="auto" fo:background-color="transparent"/>
      <style:text-properties officeooo:paragraph-rsid="00b24a01"/>
    </style:style>
    <style:style style:name="P37" style:family="paragraph" style:parent-style-name="Text_20_body">
      <style:text-properties fo:font-weight="normal" officeooo:rsid="00a357dd" officeooo:paragraph-rsid="00a357dd"/>
    </style:style>
    <style:style style:name="P38" style:family="paragraph" style:parent-style-name="Text_20_body">
      <style:text-properties fo:font-weight="normal" officeooo:rsid="00a357dd" officeooo:paragraph-rsid="00abf7d2"/>
    </style:style>
    <style:style style:name="P39" style:family="paragraph" style:parent-style-name="Text_20_body">
      <style:paragraph-properties fo:text-align="center" style:justify-single-word="false"/>
      <style:text-properties officeooo:rsid="00c1a04e" officeooo:paragraph-rsid="00c1a04e"/>
    </style:style>
    <style:style style:name="P40" style:family="paragraph" style:parent-style-name="Text_20_body" style:master-page-name="Титульный_20_лист_20_1">
      <style:paragraph-properties fo:text-align="center" style:justify-single-word="false" style:page-number="auto"/>
    </style:style>
    <style:style style:name="P41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paragraph-rsid="00a309a8"/>
    </style:style>
    <style:style style:name="P42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rsid="00a11fc5" officeooo:paragraph-rsid="00a309a8"/>
    </style:style>
    <style:style style:name="P43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rsid="00a11fc5" officeooo:paragraph-rsid="00a11fc5"/>
    </style:style>
    <style:style style:name="P44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rsid="00a0c33c" officeooo:paragraph-rsid="00a0c33c"/>
    </style:style>
    <style:style style:name="P45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rsid="00a309a8" officeooo:paragraph-rsid="00a309a8"/>
    </style:style>
    <style:style style:name="P46" style:family="paragraph" style:parent-style-name="First_20_line_20_indent" style:list-style-name="Numbering_20_123">
      <style:paragraph-properties fo:margin-left="2.499cm" fo:margin-right="1cm" fo:text-align="justify" style:justify-single-word="false" fo:text-indent="1.499cm" style:auto-text-indent="false"/>
      <style:text-properties officeooo:rsid="009fc36f" officeooo:paragraph-rsid="009fc36f"/>
    </style:style>
    <style:style style:name="P47" style:family="paragraph" style:parent-style-name="Heading_20_1" style:master-page-name="Последующие_20_листы">
      <style:paragraph-properties fo:margin-left="2.499cm" fo:margin-right="1cm" fo:text-align="center" style:justify-single-word="false" fo:text-indent="0cm" style:auto-text-indent="false" style:page-number="auto" fo:break-before="page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fo:text-transform="uppercase" fo:font-weight="normal" officeooo:rsid="00a309a8" officeooo:paragraph-rsid="00a309a8"/>
    </style:style>
    <style:style style:name="P50" style:family="paragraph" style:parent-style-name="Heading_20_2">
      <style:text-properties fo:font-weight="normal" officeooo:rsid="00a357dd" officeooo:paragraph-rsid="00a357dd"/>
    </style:style>
    <style:style style:name="P51" style:family="paragraph" style:parent-style-name="Heading_20_2">
      <style:text-properties fo:font-weight="normal" officeooo:rsid="00bf1a73" officeooo:paragraph-rsid="00bf1a73"/>
    </style:style>
    <style:style style:name="P52" style:family="paragraph" style:parent-style-name="Heading_20_2">
      <style:text-properties officeooo:paragraph-rsid="00b24a01"/>
    </style:style>
    <style:style style:name="P53" style:family="paragraph" style:parent-style-name="Heading_20_2">
      <style:text-properties officeooo:paragraph-rsid="00b3e421"/>
    </style:style>
    <style:style style:name="P54" style:family="paragraph" style:parent-style-name="Heading_20_2">
      <style:text-properties officeooo:paragraph-rsid="00b0fc85"/>
    </style:style>
    <style:style style:name="P55" style:family="paragraph" style:parent-style-name="Heading_20_2">
      <style:text-properties officeooo:paragraph-rsid="00b8cc9e"/>
    </style:style>
    <style:style style:name="T1" style:family="text">
      <style:text-properties officeooo:rsid="00a0c33c"/>
    </style:style>
    <style:style style:name="T2" style:family="text">
      <style:text-properties officeooo:rsid="00a309a8"/>
    </style:style>
    <style:style style:name="T3" style:family="text">
      <style:text-properties style:text-position="super 58%"/>
    </style:style>
    <style:style style:name="T4" style:family="text">
      <style:text-properties officeooo:rsid="00a357dd"/>
    </style:style>
    <style:style style:name="T5" style:family="text">
      <style:text-properties fo:font-weight="normal"/>
    </style:style>
    <style:style style:name="T6" style:family="text">
      <style:text-properties fo:font-weight="normal" officeooo:rsid="00a878ab"/>
    </style:style>
    <style:style style:name="T7" style:family="text">
      <style:text-properties fo:font-weight="normal" officeooo:rsid="00aa3690"/>
    </style:style>
    <style:style style:name="T8" style:family="text">
      <style:text-properties fo:font-weight="normal" officeooo:rsid="00accafe"/>
    </style:style>
    <style:style style:name="T9" style:family="text">
      <style:text-properties fo:font-weight="normal" officeooo:rsid="00adeec0"/>
    </style:style>
    <style:style style:name="T10" style:family="text">
      <style:text-properties fo:font-weight="normal" officeooo:rsid="00b0fc85"/>
    </style:style>
    <style:style style:name="T11" style:family="text">
      <style:text-properties fo:font-weight="normal" officeooo:rsid="00b4ce70"/>
    </style:style>
    <style:style style:name="T12" style:family="text">
      <style:text-properties fo:font-weight="normal" officeooo:rsid="00b6eac6"/>
    </style:style>
    <style:style style:name="T13" style:family="text">
      <style:text-properties fo:font-weight="normal" officeooo:rsid="00b63e4e"/>
    </style:style>
    <style:style style:name="T14" style:family="text">
      <style:text-properties fo:font-weight="normal" officeooo:rsid="00b8cc9e"/>
    </style:style>
    <style:style style:name="T15" style:family="text">
      <style:text-properties fo:font-weight="normal" officeooo:rsid="00b9e7e8"/>
    </style:style>
    <style:style style:name="T16" style:family="text">
      <style:text-properties fo:font-weight="normal" officeooo:rsid="00ba3570"/>
    </style:style>
    <style:style style:name="T17" style:family="text">
      <style:text-properties fo:font-weight="normal" officeooo:rsid="00be370d"/>
    </style:style>
    <style:style style:name="T18" style:family="text">
      <style:text-properties officeooo:rsid="00a5fbe2"/>
    </style:style>
    <style:style style:name="T19" style:family="text">
      <style:text-properties officeooo:rsid="00a616db"/>
    </style:style>
    <style:style style:name="T20" style:family="text">
      <style:text-properties officeooo:rsid="00a69a3c"/>
    </style:style>
    <style:style style:name="T21" style:family="text">
      <style:text-properties officeooo:rsid="00a73595"/>
    </style:style>
    <style:style style:name="T22" style:family="text">
      <style:text-properties fo:font-weight="bold" officeooo:rsid="00a73595" fo:background-color="#ffff00" loext:char-shading-value="0" style:font-weight-asian="bold" style:font-weight-complex="bold"/>
    </style:style>
    <style:style style:name="T23" style:family="text">
      <style:text-properties officeooo:rsid="00a80285"/>
    </style:style>
    <style:style style:name="T24" style:family="text">
      <style:text-properties officeooo:rsid="00a80857"/>
    </style:style>
    <style:style style:name="T25" style:family="text">
      <style:text-properties officeooo:rsid="00a878ab"/>
    </style:style>
    <style:style style:name="T26" style:family="text">
      <style:text-properties officeooo:rsid="00aa3690"/>
    </style:style>
    <style:style style:name="T27" style:family="text">
      <style:text-properties officeooo:rsid="00abf7d2"/>
    </style:style>
    <style:style style:name="T28" style:family="text">
      <style:text-properties officeooo:rsid="00accafe"/>
    </style:style>
    <style:style style:name="T29" style:family="text">
      <style:text-properties officeooo:rsid="00adeec0"/>
    </style:style>
    <style:style style:name="T30" style:family="text">
      <style:text-properties officeooo:rsid="00ae855a"/>
    </style:style>
    <style:style style:name="T31" style:family="text">
      <style:text-properties officeooo:rsid="00af8bd3"/>
    </style:style>
    <style:style style:name="T32" style:family="text">
      <style:text-properties officeooo:rsid="00b0fc85"/>
    </style:style>
    <style:style style:name="T33" style:family="text">
      <style:text-properties officeooo:rsid="00b24a01"/>
    </style:style>
    <style:style style:name="T34" style:family="text">
      <style:text-properties officeooo:rsid="00b3e421"/>
    </style:style>
    <style:style style:name="T35" style:family="text">
      <style:text-properties officeooo:rsid="00b4ce70"/>
    </style:style>
    <style:style style:name="T36" style:family="text">
      <style:text-properties officeooo:rsid="00b63e4e"/>
    </style:style>
    <style:style style:name="T37" style:family="text">
      <style:text-properties officeooo:rsid="00b6eac6"/>
    </style:style>
    <style:style style:name="T38" style:family="text">
      <style:text-properties officeooo:rsid="00b8cc9e"/>
    </style:style>
    <style:style style:name="T39" style:family="text">
      <style:text-properties officeooo:rsid="00ba3570"/>
    </style:style>
    <style:style style:name="T40" style:family="text">
      <style:text-properties officeooo:rsid="00bf1a73"/>
    </style:style>
    <style:style style:name="T41" style:family="text">
      <style:text-properties officeooo:rsid="00a11fc5"/>
    </style:style>
    <style:style style:name="T42" style:family="text">
      <style:text-properties fo:text-transform="uppercase" fo:font-weight="normal" officeooo:rsid="00bf1a73"/>
    </style:style>
    <style:style style:name="T43" style:family="text">
      <style:text-properties officeooo:rsid="00c0c21d"/>
    </style:style>
    <style:style style:name="T44" style:family="text">
      <style:text-properties officeooo:rsid="00c2679a"/>
    </style:style>
    <style:style style:name="T45" style:family="text">
      <style:text-properties officeooo:rsid="00c3414f"/>
    </style:style>
    <style:style style:name="T46" style:family="text">
      <style:text-properties officeooo:rsid="00c9ebba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ext:p text:style-name="P17">ПАРУСНЫЙ КАТАМАРАН ИЗ ДВУХ БАЙДАРОК ТАЙМЕНЬ-3</text:p>
      <text:p text:style-name="P39">Инструкция по сборке</text:p>
      <text:table-of-content text:style-name="Sect1" text:protected="true" text:name="Оглавление1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0">Содержание</text:p>
          </text:index-title>
          <text:p text:style-name="P18"><text:a xlink:type="simple" xlink:href="#__RefHeading___Toc0001_0000000001" text:style-name="Index_20_Link" text:visited-style-name="Index_20_Link">Введение<text:tab/>3</text:a></text:p>
          <text:p text:style-name="P18"><text:a xlink:type="simple" xlink:href="#__RefHeading___Toc0002_0000000001" text:style-name="Index_20_Link" text:visited-style-name="Index_20_Link">1 Порядок сборки<text:tab/>4</text:a></text:p>
          <text:p text:style-name="P19"><text:a xlink:type="simple" xlink:href="#__RefHeading___Toc0003_0000000001" text:style-name="Index_20_Link" text:visited-style-name="Index_20_Link">1.1 Сборка байдарок<text:tab/>4</text:a></text:p>
          <text:p text:style-name="P19"><text:a xlink:type="simple" xlink:href="#__RefHeading___Toc2451_3059341424" text:style-name="Index_20_Link" text:visited-style-name="Index_20_Link">1.2 Сборка вант<text:tab/>4</text:a></text:p>
          <text:p text:style-name="P19"><text:a xlink:type="simple" xlink:href="#__RefHeading___Toc2453_3059341424" text:style-name="Index_20_Link" text:visited-style-name="Index_20_Link">1.3 Сборка рамы катамарана<text:tab/>4</text:a></text:p>
          <text:p text:style-name="P19"><text:a xlink:type="simple" xlink:href="#__RefHeading___Toc2455_3059341424" text:style-name="Index_20_Link" text:visited-style-name="Index_20_Link">1.4 Сборка мачты<text:tab/>5</text:a></text:p>
          <text:p text:style-name="P19"><text:a xlink:type="simple" xlink:href="#__RefHeading___Toc2811_3059341424" text:style-name="Index_20_Link" text:visited-style-name="Index_20_Link">1.5 Сборка рулевого устройства<text:tab/>6</text:a></text:p>
          <text:p text:style-name="P19"><text:a xlink:type="simple" xlink:href="#__RefHeading___Toc2813_3059341424" text:style-name="Index_20_Link" text:visited-style-name="Index_20_Link">1.6 Постановка парусов<text:tab/>6</text:a></text:p>
          <text:p text:style-name="P18"><text:a xlink:type="simple" xlink:href="#__RefHeading___Toc0004_0000000001" text:style-name="Index_20_Link" text:visited-style-name="Index_20_Link">2 Порядок Разборки<text:tab/>7</text:a></text:p>
          <text:p text:style-name="P19"><text:a xlink:type="simple" xlink:href="#__RefHeading___Toc4342_2883521847" text:style-name="Index_20_Link" text:visited-style-name="Index_20_Link">2.1 Подготовка к транспортировке и хранению<text:tab/>7</text:a></text:p>
          <text:p text:style-name="P18"><text:a xlink:type="simple" xlink:href="#__RefHeading___Toc00005_0000000001" text:style-name="Index_20_Link" text:visited-style-name="Index_20_Link">Список использованных источников и литературы<text:tab/>8</text:a></text:p>
        </text:index-body>
      </text:table-of-content>
      <text:p text:style-name="Text_20_body"/>
      <text:list xml:id="list3342809127" text:style-name="Outline">
        <text:list-header>
          <text:h text:style-name="P47" text:outline-level="1" text:is-list-header="true"><text:bookmark-start text:name="__RefHeading___Toc0001_0000000001"/>Введение<text:bookmark-end text:name="__RefHeading___Toc0001_0000000001"/></text:h>
        </text:list-header>
      </text:list>
      <text:p text:style-name="P12">Изделие «Парусный катамаран из двух байдарок Таймень-3» построено на базе двух штатных байдарок Таймень-3 с ПВХ оболочкой и доукомплектовано настилом (палубой), мачтой, комплектом парусного вооружения, швертом и рулём.</text:p>
      <text:p text:style-name="P13">За основу конструкции взят парусный катамаран из [1]. <text:span text:style-name="T2">И</text:span>зделие характеризуется следующими основными пунктами:</text:p>
      <text:list xml:id="list2572060985" text:style-name="L1">
        <text:list-item>
          <text:p text:style-name="P41"><text:span text:style-name="T1">стрингер рамы </text:span><text:span text:style-name="T41">набран </text:span><text:span text:style-name="T1">из </text:span><text:span text:style-name="T40">4</text:span><text:span text:style-name="T1">-х колен одинакового сечения;</text:span></text:p>
        </text:list-item>
        <text:list-item>
          <text:p text:style-name="P42">трубы бимсов сделаны универсальными и взаимозаменяемыми, с рымами на концах для крепления вант, оттяжек стрингера и бортовой снасти;</text:p>
        </text:list-item>
        <text:list-item>
          <text:p text:style-name="P42">пересмотрен относительно [1] способ крепления бимсов непосредственно к шпангоутам байдарок — применены фанерные вставки, распределяющие нагрузку рамы на кильсон, как наиболее мощный элемент каркаса байдарок, в отличие от старой схемы с опорой рамы на тонкие шпангоуты;</text:p>
        </text:list-item>
        <text:list-item>
          <text:p text:style-name="P44">шверт выполнен из дерева с покрытием шпатлевкой и крас<text:span text:style-name="T40">к</text:span>ой;</text:p>
        </text:list-item>
        <text:list-item>
          <text:p text:style-name="P44">узел руля упрощён согласно замечаниям Красавина С.Ю.;</text:p>
        </text:list-item>
        <text:list-item>
          <text:p text:style-name="P43">перо руля выполнено упрощённым из листового дюраля <text:span text:style-name="T2">согласно замечаниям Красавина С.Ю.</text:span>;</text:p>
        </text:list-item>
        <text:list-item>
          <text:p text:style-name="P43">применена не только Х-образная стяжка рамы стальными тросами, но и носовая и кормовая стяжки для повышения прочности конструкции и исключения деформаций трубы стрингера, особенно в корме;</text:p>
        </text:list-item>
        <text:list-item>
          <text:p text:style-name="P45">парусное вооружение состоит из грота (~3,5м<text:span text:style-name="T3">2</text:span>) и стакселя (~3м<text:span text:style-name="T3">2</text:span>).</text:p>
        </text:list-item>
      </text:list>
      <text:p text:style-name="P14">В документе используются ссылки на <text:span text:style-name="T39">цифровые обозначения сборочного чертежа СБ.</text:span></text:p>
      <text:list xml:id="list163055988988466" text:continue-list="list3342809127" text:style-name="Outline">
        <text:list-item>
          <text:h text:style-name="P49" text:outline-level="1"><text:bookmark-start text:name="__RefHeading___Toc0002_0000000001"/>Порядок сборки<text:bookmark-end text:name="__RefHeading___Toc0002_0000000001"/></text:h>
          <text:list>
            <text:list-item>
              <text:h text:style-name="P50" text:outline-level="2"><text:bookmark-start text:name="__RefHeading___Toc0003_0000000001"/>Сборка байдарок<text:bookmark-end text:name="__RefHeading___Toc0003_0000000001"/></text:h>
            </text:list-item>
          </text:list>
        </text:list-item>
      </text:list>
      <text:p text:style-name="P37"><text:tab/>Сборка байдарок <text:span text:style-name="T19">(1)</text:span> осуществляется в соответствии с Инструкцией по сборке байдарки «Таймень-3» (не приводится).</text:p>
      <text:p text:style-name="P37"/>
      <text:list xml:id="list163054918108850" text:continue-numbering="true" text:style-name="Outline">
        <text:list-item>
          <text:list>
            <text:list-item>
              <text:h text:style-name="P52" text:outline-level="2"><text:bookmark-start text:name="__RefHeading___Toc2451_3059341424"/>Сборка <text:span text:style-name="T10">вант</text:span><text:bookmark-end text:name="__RefHeading___Toc2451_3059341424"/></text:h>
            </text:list-item>
          </text:list>
        </text:list-item>
      </text:list>
      <text:p text:style-name="P36"><text:span text:style-name="T33">1.2.1 </text:span><text:span text:style-name="T32">На боковых треугольных оттяжках (56) закрепить карабины (47) 2шт. в коушах (49) и закрепить зажим (46) (см. вид К).</text:span></text:p>
      <text:p text:style-name="P29">1.2.2 Собрать носовую ванту (45), закрепив на ней карабины (48) 2 шт. и талреп (52). Аналогичным образом собрать две боковые ванты.</text:p>
      <text:p text:style-name="P37"/>
      <text:list xml:id="list163055301335439" text:continue-numbering="true" text:style-name="Outline">
        <text:list-item>
          <text:list>
            <text:list-item>
              <text:h text:style-name="P53" text:outline-level="2"><text:bookmark-start text:name="__RefHeading___Toc2453_3059341424"/>Сборка рамы <text:span text:style-name="T4">катамарана</text:span><text:bookmark-end text:name="__RefHeading___Toc2453_3059341424"/></text:h>
            </text:list-item>
          </text:list>
        </text:list-item>
      </text:list>
      <text:p text:style-name="P34">1.3.1 <text:span text:style-name="T24">Собрать составной </text:span><text:span text:style-name="T18">стрингер (13), продев на его носовую часть хомут степса (70) нижней части мачты (20). </text:span><text:span text:style-name="T38">При этом стакан балера (36) на кормовом конце стрингера должен быть расположен вертикально (см. вид В), а на носовом конце стрингера два рыма сверху, один сбоку (см. вид Н).</text:span></text:p>
      <text:p text:style-name="P27">1.3.2 Надеть на один бимс (11) шверт (14) (открутив при этом с одного конца рым-болт и вернув его после выполнения операции на место) и поместить этот бимс вторым по счёту считая от носа байдарок (на шпангоуте 2а).</text:p>
      <text:p text:style-name="P35"><text:span text:style-name="T34">1.3.3 Закрепить бимсы 4 шт (11) на стрингере (13) при помощи хомутов (66) 4шт, жёстко не затягивая болтовые соединения. </text:span><text:span text:style-name="T38">При этом хомут степса (71) должен располагаться за первым бимсом (см. вид Л).</text:span></text:p>
      <text:p text:style-name="P35"><text:span text:style-name="T35">1.3.4 </text:span><text:span text:style-name="T19">Соединить между собой фанерные вставки усиления шпангоутов (81) на шпангоутах байдарок (1) при помощи </text:span><text:span text:style-name="T20">винтов и гаек </text:span><text:span text:style-name="T26">(см. вид Е).</text:span></text:p>
      <text:p text:style-name="P28">1.3.5 <text:span text:style-name="T20">Разместить байдарки (1) параллельно друг другу и </text:span><text:span text:style-name="T21">по</text:span><text:span text:style-name="T20">местить сверху </text:span><text:span text:style-name="T21">на фальшборта (5)</text:span><text:span text:style-name="T20"> собранную раму, помещая при этом бимсы </text:span><text:span text:style-name="T21">(11)</text:span><text:span text:style-name="T20"> на фанерные вставки усиления шпангоутов (81).</text:span></text:p>
      <text:p text:style-name="P28"><text:soft-page-break/>1.3.6 <text:span text:style-name="T21">Закрепить бимсы (11) на вставках усиления шпангоутов (81) при помощи </text:span><text:span text:style-name="T46">веревки (или пластиковых одноразвых хомутов)</text:span><text:span text:style-name="T21">, </text:span><text:span text:style-name="T23">контролируя при этом параллельность байдарок и оставляя одинаковые расстояния от конца бимсов до фальшборта.</text:span></text:p>
      <text:p text:style-name="P28">1.3.7 <text:span text:style-name="T24">Затянуть болты хомутов (66), обеспечивая жёсткость рамы.</text:span></text:p>
      <text:p text:style-name="P28">1.3.8 <text:span text:style-name="T25">Установить хомуты 4шт. оттяжек (65) рамы на кормовом и носовом бимсах (11).</text:span></text:p>
      <text:p text:style-name="P23"><text:span text:style-name="T35">1.3.9 </text:span><text:span text:style-name="T26">Установить Х-образную стяжку (55) в хомуты (65), используя карабины </text:span><text:span text:style-name="T27">(47, 48), </text:span><text:span text:style-name="T26">талрепы </text:span><text:span text:style-name="T27">(52) и жёстко натянуть при помощи талрепов </text:span><text:span text:style-name="T36">(52)</text:span><text:span text:style-name="T27"> </text:span><text:span text:style-name="T36">(</text:span><text:span text:style-name="T27">контролируя при этом параллельность байдарок</text:span><text:span text:style-name="T36">)</text:span><text:span text:style-name="T27"> </text:span><text:span text:style-name="T29">так чтобы ст</text:span><text:span text:style-name="T36">я</text:span><text:span text:style-name="T29">жка не мешала шверту (14) </text:span><text:span text:style-name="T30">(см. виды П, Р, С).</text:span></text:p>
      <text:p text:style-name="P28">1.3.10 У<text:span text:style-name="T27">становить носовую и кормовую оттяжки (53, 54) в носовые и кормовые рымы стрингера, </text:span><text:span text:style-name="T26">используя карабины </text:span><text:span text:style-name="T27">(47, 48), </text:span><text:span text:style-name="T26">талрепы </text:span><text:span text:style-name="T27">(52) и жёстко натянуть при помощи талрепов </text:span><text:span text:style-name="T36">(52)</text:span><text:span text:style-name="T27">, контролируя при этом параллельность байдарок. </text:span><text:span text:style-name="T30">(см. виды С, Н).</text:span></text:p>
      <text:p text:style-name="P28">1.3.11 <text:span text:style-name="T28">Установить палубы (12) на кормовой, 2 и 3 бимсы (11).</text:span></text:p>
      <text:p text:style-name="P28">1.3.12 <text:span text:style-name="T28">Привязать снасть подъёма шверта (51) к шверту (14).</text:span></text:p>
      <text:p text:style-name="P28">1.3.13 Установить в рымы на концах 1 и 2 бимса (11) собранные в п.1.2.1 треугольные тросы при помощи карабинов.</text:p>
      <text:p text:style-name="P38"><text:tab/></text:p>
      <text:list xml:id="list163056708906244" text:continue-numbering="true" text:style-name="Outline">
        <text:list-item>
          <text:list>
            <text:list-item>
              <text:h text:style-name="P54" text:outline-level="2"><text:bookmark-start text:name="__RefHeading___Toc2455_3059341424"/>Сборка мачты<text:bookmark-end text:name="__RefHeading___Toc2455_3059341424"/></text:h>
            </text:list-item>
          </text:list>
        </text:list-item>
      </text:list>
      <text:section text:style-name="Sect2" text:name="Раздел2">
        <text:p text:style-name="P24">1.4.1 На нижнее колено мачты (20) надеть <text:span text:style-name="T31">хомут Т-образного соединения труб (71) со вставкой усиления (78) </text:span>и закреплённым болтовым соединением гиком (18) <text:span text:style-name="T31">(см. вид Л).</text:span></text:p>
        <text:p text:style-name="P21"><text:span text:style-name="T37">1.4.2 </text:span><text:span text:style-name="T24">Собрать </text:span><text:span text:style-name="T25">мачту (20) в горизонтальном положении, соединив её колена </text:span><text:span text:style-name="T26">(2шт.)</text:span><text:span text:style-name="T25"> при помощи соединителя (22) </text:span><text:span text:style-name="T31">(см. виды Б, М) </text:span><text:span text:style-name="T28">(степс нижнего колена мачты при этом уже закреплён на раме в п.1.2.1).</text:span></text:p>
        <text:p text:style-name="P21"><text:span text:style-name="T37">1.4.3 </text:span><text:span text:style-name="T6">Закрепить на топе мачты шток флюгарки (25) и установить флюгарку (24) </text:span><text:span text:style-name="T8">(см. вид А).</text:span></text:p>
        <text:p text:style-name="P21"><text:soft-page-break/><text:span text:style-name="T8">1.</text:span><text:span text:style-name="T12">4.5 </text:span><text:span text:style-name="T6">Закрепить на пластине (21) топа мачты </text:span><text:span text:style-name="T7">карабины (48) </text:span><text:span text:style-name="T11">2</text:span><text:span text:style-name="T7">шт. </text:span><text:span text:style-name="T11">с блоками (43) </text:span><text:span text:style-name="T8">(см. вид А)</text:span><text:span text:style-name="T7"> </text:span><text:span text:style-name="T11">и продеть через данные блоки </text:span><text:span text:style-name="T7">фалы соответствующих парусов — (57, 58).</text:span></text:p>
        <text:p text:style-name="P22"><text:span text:style-name="T7">1.</text:span><text:span text:style-name="T12">4.6 </text:span><text:span text:style-name="T7">Закрепить в рымах (101, 102) </text:span><text:span text:style-name="T11">и носовом отверстии пластины (21) </text:span><text:span text:style-name="T8">карабины </text:span><text:span text:style-name="T7">(48) </text:span><text:span text:style-name="T11">3</text:span><text:span text:style-name="T7">шт. </text:span><text:span text:style-name="T11">собранных в пп.1.2.2 вант</text:span><text:span text:style-name="T7"> </text:span><text:span text:style-name="T8">(см. вид А).</text:span></text:p>
        <text:p text:style-name="P22"><text:span text:style-name="T7">1.</text:span><text:span text:style-name="T12">4.7 </text:span><text:span text:style-name="T7">П</text:span><text:span text:style-name="T13">однять мачту (20) в вертикальное положение и закрепить вантами: носовую ванту (45) оттянуть к рыму на носу стрингера (13), боковые ванты (44) оттянуть к треугольным оттяжкам (56), установленным на раму в п.1.3.13.</text:span></text:p>
        <text:p text:style-name="P24"><text:span text:style-name="T13">1.</text:span><text:span text:style-name="T5">4.8 </text:span><text:span text:style-name="T9">Стянуть ванты талрепами (52) (см. виды К, Н), </text:span><text:span text:style-name="T5">контролируя вертикальность мачты (20).</text:span></text:p>
        <text:p text:style-name="P30"/>
        <text:list xml:id="list163055621088121" text:continue-numbering="true" text:style-name="Outline">
          <text:list-item>
            <text:list>
              <text:list-item>
                <text:h text:style-name="P55" text:outline-level="2"><text:bookmark-start text:name="__RefHeading___Toc2811_3059341424"/>Сборка <text:span text:style-name="T14">рулевого устройства</text:span><text:bookmark-end text:name="__RefHeading___Toc2811_3059341424"/></text:h>
              </text:list-item>
            </text:list>
          </text:list-item>
        </text:list>
        <text:p text:style-name="P22"><text:span text:style-name="T5">1.</text:span><text:span text:style-name="T14">5</text:span><text:span text:style-name="T5">.1 </text:span><text:span text:style-name="T14">Продеть в стакан балера </text:span><text:span text:style-name="T15">(36) трубу балера (31) так, чтобы подшипники балера (33) дошли до верхнего торца стакана. </text:span></text:p>
        <text:p text:style-name="P31">1.5.2 В случае, если румпель (34) не закреплён на балере (33) - <text:s/>закрепить его при помощи хомута (69), рым-болта и винтового соединения (см. вид В).</text:p>
        <text:p text:style-name="P26"><text:span text:style-name="T5">1.5.3 Соединить привод румпеля (35) </text:span><text:span text:style-name="T17">с</text:span><text:span text:style-name="T5"> румпел</text:span><text:span text:style-name="T17">ем</text:span><text:span text:style-name="T5"> (34) болтовым соединением (см. вид В).</text:span></text:p>
        <text:p text:style-name="P31">1.5.4 Вставить перо руля (32) в прорезь на нижнем конце балера (31) и закрепить винтовым соединением (см. вид В).</text:p>
        <text:p text:style-name="P26"><text:span text:style-name="T5">1.5.5 В отверстие на пере руля (32) продеть карабин (47), к которому привязать сорлинь (50), </text:span><text:span text:style-name="T17">который</text:span><text:span text:style-name="T5"> продеть через рым на румпеле (35) и закрепить на кормовом бимсе (11).</text:span></text:p>
        <text:p text:style-name="P32"/>
        <text:list xml:id="list163054981160581" text:continue-numbering="true" text:style-name="Outline">
          <text:list-item>
            <text:list>
              <text:list-item>
                <text:h text:style-name="Heading_20_2" text:outline-level="2"><text:bookmark-start text:name="__RefHeading___Toc2813_3059341424"/>Постановка парусов<text:bookmark-end text:name="__RefHeading___Toc2813_3059341424"/></text:h>
              </text:list-item>
            </text:list>
          </text:list-item>
        </text:list>
        <text:p text:style-name="P25"><text:span text:style-name="T5">1.</text:span><text:span text:style-name="T16">6</text:span><text:span text:style-name="T5">.1 </text:span></text:p>
        <text:p text:style-name="P30"/>
      </text:section>
      <text:p text:style-name="P11"/>
      <text:list xml:id="list163055406480985" text:continue-numbering="true" text:style-name="Outline">
        <text:list-item>
          <text:h text:style-name="P48" text:outline-level="1"><text:bookmark-start text:name="__RefHeading___Toc0004_0000000001"/><text:span text:style-name="T45">П</text:span><text:span text:style-name="T40">орядок </text:span>Раз<text:span text:style-name="T44">б</text:span><text:span text:style-name="T42">орки</text:span><text:bookmark-end text:name="__RefHeading___Toc0004_0000000001"/></text:h>
        </text:list-item>
      </text:list>
      <text:p text:style-name="First_20_line_20_indent"><text:span text:style-name="T40">Разборку катамарана производить в обратном порядке</text:span>. <text:span text:style-name="T43">Допускается не отсоединять румпель (34) от балера (31) (привод румпеля (35) при этом отсоединяется от румпеля в любом случае).</text:span></text:p>
      <text:p text:style-name="First_20_line_20_indent"/>
      <text:list xml:id="list163054916994476" text:continue-numbering="true" text:style-name="Outline">
        <text:list-item>
          <text:list>
            <text:list-item>
              <text:h text:style-name="P51" text:outline-level="2"><text:bookmark-start text:name="__RefHeading___Toc4342_2883521847"/>Подготовка к транспортировке и хранению<text:bookmark-end text:name="__RefHeading___Toc4342_2883521847"/></text:h>
            </text:list-item>
          </text:list>
        </text:list-item>
      </text:list>
      <text:p text:style-name="P33">2.1.1 Байдарки в разобранном виде помещаются в штатную упаковку (при этом байдарочные оболочки помещаются либо в штатную упаковку, либо в отдельные сумки для упрощения запаковки).</text:p>
      <text:p text:style-name="P15">2.1.<text:span text:style-name="T43">2</text:span> Следующие элементы катамарана скрепляются между собой (например изолентой) <text:span text:style-name="T43">для удобства транспортировки</text:span>:</text:p>
      <text:p text:style-name="P15">2.1.<text:span text:style-name="T43">2</text:span>.1 Четыре трубы бимса (11).</text:p>
      <text:p text:style-name="P16"><text:span text:style-name="T40">2.1.</text:span><text:span text:style-name="T43">2</text:span><text:span text:style-name="T40">.2 Четыре трубы стрингера (13).</text:span></text:p>
      <text:p text:style-name="P16"><text:span text:style-name="T40">2.1.</text:span><text:span text:style-name="T43">2</text:span><text:span text:style-name="T40">.3 Две трубы мачты (20).</text:span></text:p>
      <text:p text:style-name="P16"/>
      <text:p text:style-name="P15"/>
      <text:p text:style-name="First_20_line_20_indent"/>
      <text:section text:style-name="Sect1" text:name="Раздел3">
        <text:p text:style-name="First_20_line_20_indent"/>
      </text:section>
      <text:p text:style-name="First_20_line_20_indent"/>
      <text:list xml:id="list3" text:style-name="Outline">
        <text:list-header>
          <text:h text:style-name="P47" text:outline-level="1" text:is-list-header="true"><text:bookmark-start text:name="__RefHeading___Toc00005_0000000001"/>Список использованных источников и литературы<text:bookmark-end text:name="__RefHeading___Toc00005_0000000001"/></text:h>
        </text:list-header>
      </text:list>
      <text:list xml:id="list1690744643" text:style-name="Numbering_20_123">
        <text:list-item>
          <text:p text:style-name="P46">Туристкие разборные парусные суда. Перегудов В.М. - М.: Физкультура и спорт, 1987.- 240с., ил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draw:fill-image draw:name="ТитульныйЛист1" xlink:href="Pictures/10000860000052220000741EA1DBBC1A78CA6D8C.svg" xlink:type="simple" xlink:show="embed" xlink:actuate="onLoad"/>
    <draw:fill-image draw:name="ТитульныйЛист2" xlink:href="Pictures/1000100B000052220000741E9298E5E0505486D5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Gost Type B TT" fo:font-size="16pt" fo:language="ru" fo:country="RU" style:letter-kerning="true" style:font-name-asian="OpenGost Type B TT" style:font-size-asian="16pt" style:language-asian="zh" style:country-asian="CN" style:font-name-complex="OpenGost Type B TT" style:font-size-complex="16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OpenGost Type B TT" fo:font-size="16pt" fo:language="ru" fo:country="RU" style:letter-kerning="true" style:font-name-asian="OpenGost Type B TT" style:font-size-asian="16pt" style:language-asian="zh" style:country-asian="CN" style:font-name-complex="OpenGost Type B TT" style:font-size-complex="16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 style:master-page-name="">
      <style:paragraph-properties fo:margin-left="2.499cm" fo:margin-right="1cm" fo:margin-top="0cm" fo:margin-bottom="0.499cm" loext:contextual-spacing="false" fo:line-height="150%" fo:text-indent="1.499cm" style:auto-text-indent="false" style:page-number="auto"/>
      <style:text-properties fo:font-weight="bold"/>
    </style:style>
    <style:style style:name="Text_20_body" style:display-name="Text body" style:family="paragraph" style:parent-style-name="Standard" style:class="text" style:master-page-name="">
      <style:paragraph-properties fo:margin-left="2.499cm" fo:margin-right="1cm" fo:line-height="150%" fo:text-align="justify" style:justify-single-word="false" fo:text-indent="0cm" style:auto-text-indent="false" style:page-number="auto"/>
    </style:style>
    <style:style style:name="Title" style:family="paragraph" style:parent-style-name="Heading" style:next-style-name="Text_20_body" style:class="chapter" style:master-page-name="">
      <style:paragraph-properties fo:margin-left="2.499cm" fo:margin-right="1cm" fo:text-align="center" style:justify-single-word="false" fo:text-indent="0cm" style:auto-text-indent="false" style:page-number="auto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left="2.499cm" fo:margin-right="1cm" fo:text-indent="1.499cm" style:auto-text-indent="false" style:page-number="auto"/>
      <style:text-properties fo:text-transform="uppercase" fo:font-weight="normal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Addressee" style:family="paragraph" style:parent-style-name="Standard" style:class="extra">
      <style:paragraph-properties fo:margin-top="0cm" fo:margin-bottom="0.499cm" loext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Addressee" style:class="index">
      <style:paragraph-properties fo:margin-left="2.499cm" fo:margin-right="1cm" fo:margin-top="0cm" fo:margin-bottom="0.801cm" loext:contextual-spacing="false" fo:text-align="center" style:justify-single-word="false" fo:text-indent="0cm" style:auto-text-indent="false" text:number-lines="false" text:line-number="0"/>
      <style:text-properties fo:text-transform="uppercase"/>
    </style:style>
    <style:style style:name="Index" style:family="paragraph" style:parent-style-name="Standard" style:class="index">
      <style:paragraph-properties fo:margin-left="2.499cm" fo:margin-right="1cm" fo:line-height="150%" fo:text-indent="0cm" style:auto-text-indent="false" text:number-lines="false" text:line-number="0"/>
    </style:style>
    <style:style style:name="Contents_20_1" style:display-name="Contents 1" style:family="paragraph" style:parent-style-name="Index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3.2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3.9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4.6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5.3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2.499cm" fo:margin-right="1cm" fo:text-indent="-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001cm" fo:margin-right="1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4.001cm" fo:margin-right="1cm" fo:text-indent="-1.499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2.499cm" fo:margin-right="1cm" fo:text-indent="1.499c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3cm" fo:margin-bottom="0.3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ая_20_надпись" style:display-name="Основная надпись" style:family="paragraph" style:parent-style-name="Standard" style:class="text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" style:display-name="Заголовок графы форматной рамки" style:family="paragraph" style:parent-style-name="Основная_20_надпись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Основная_20_надпись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Основная_20_надпись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Основная_20_надпись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устой" style:family="paragraph" style:parent-style-name="Основная_20_надпись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</style:style>
    <style:style style:name="Index_20_Link" style:display-name="Index Link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_20__28_повёрнуто_29_">
      <style:text-properties fo:font-size="16pt" style:text-scale="100%"/>
    </style:style>
    <style:style style:name="MP2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8645" officeooo:paragraph-rsid="009f8645" style:text-scale="100%"/>
    </style:style>
    <style:style style:name="MP8" style:family="paragraph" style:parent-style-name="Заголовок_20_графы_20_форматной_20_рамки">
      <style:text-properties style:text-scale="90%"/>
    </style:style>
    <style:style style:name="M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0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ТитульныйЛист1" draw:fill-image-width="100%" draw:fill-image-height="100%" style:repeat="no-repeat" draw:fill-image-ref-point="top-left" style:footnote-max-height="0cm">
        <style:background-image xlink:href="Pictures/10000860000052220000741EA1DBBC1A78CA6D8C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.199cm" fo:margin-left="0cm" fo:margin-right="0cm" fo:margin-top="0.80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ТитульныйЛист2" draw:fill-image-width="100%" draw:fill-image-height="100%" style:repeat="no-repeat" draw:fill-image-ref-point="top-left" style:footnote-max-height="0cm">
        <style:background-image xlink:href="Pictures/1000100B000052220000741E9298E5E0505486D5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.199cm" fo:margin-left="0cm" fo:margin-right="0cm" fo:margin-top="0.80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5.3cm" fo:margin-left="0cm" fo:margin-right="0cm" fo:margin-top="4.8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5.3cm" fo:margin-left="0cm" fo:margin-right="0cm" fo:margin-top="4.8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7.5cm" fo:margin-left="0cm" fo:margin-right="0cm" fo:margin-top="7.001cm" fo:background-color="transparent" style:dynamic-spacing="false" draw:fill="none" draw:fill-color="#729fcf"/>
      </style:footer-style>
    </style:page-layout>
    <style:page-layout style:name="Mpm13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7.5cm" fo:margin-left="0cm" fo:margin-right="0cm" fo:margin-top="7.001cm" fo:background-color="transparent" style:dynamic-spacing="false" draw:fill="none" draw:fill-color="#729fcf"/>
      </style:footer-style>
    </style:page-layout>
    <style:page-layout style:name="Mpm14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2.799cm" fo:margin-left="0cm" fo:margin-right="0cm" fo:margin-top="2.3cm" fo:background-color="transparent" style:dynamic-spacing="false" draw:fill="none" draw:fill-color="#729fcf"/>
      </style:footer-style>
    </style:page-layout>
    <style:page-layout style:name="Mpm15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cm" fo:margin-left="0cm" fo:margin-right="0cm" fo:margin-top="1.4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Титульный_20_лист_20_1" style:display-name="Титульный лист 1" style:page-layout-name="Mpm8" style:next-style-name="Первый_20_лист_20_1">
      <style:header>
        <text:p text:style-name="Основная_20_надпись"/>
      </style:header>
      <style:footer>
        <text:p text:style-name="Основная_20_надпись"><draw:frame draw:style-name="Mfr1" draw:name="Титул1: 31 Копировал (наименование)" text:anchor-type="paragraph" svg:x="9.5cm" svg:y="29.199cm" svg:height="0.499cm" draw:z-index="121"><draw:text-box fo:min-width="1cm"><text:p text:style-name="Заголовок_20_графы_20_форматной_20_рамки">Копировал</text:p></draw:text-box></draw:frame><draw:frame draw:style-name="Mfr1" draw:name="Титул1: 32 Формат (наименование)" text:anchor-type="paragraph" svg:x="16.499cm" svg:y="29.199cm" svg:height="0.499cm" draw:z-index="54"><draw:text-box fo:min-width="1cm"><text:p text:style-name="Заголовок_20_графы_20_форматной_20_рамки">Формат А4</text:p></draw:text-box></draw:frame></text:p>
      </style:footer>
    </style:master-page>
    <style:master-page style:name="Титульный_20_лист_20_2" style:display-name="Титульный лист 2" style:page-layout-name="Mpm9" style:next-style-name="Первый_20_лист_20_1">
      <style:header>
        <text:p text:style-name="Основная_20_надпись"/>
      </style:header>
      <style:footer>
        <text:p text:style-name="Основная_20_надпись"><draw:frame draw:style-name="Mfr1" draw:name="Титул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Титул2: 19 Инв. № подл." text:anchor-type="paragraph" svg:x="1.3cm" svg:y="26.7cm" svg:width="0.7cm" svg:height="2.499cm" draw:z-index="0"><draw:text-box><text:p text:style-name="MP1"/></draw:text-box></draw:frame><draw:frame draw:style-name="Mfr1" draw:name="Титул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Титул2: 20 Подп. и дата" text:anchor-type="paragraph" svg:x="1.3cm" svg:y="23.2cm" svg:width="0.7cm" svg:height="3.5cm" draw:z-index="0"><draw:text-box><text:p text:style-name="MP1"/></draw:text-box></draw:frame><draw:frame draw:style-name="Mfr1" draw:name="Титул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Титул2: 21 Взам. инв. №" text:anchor-type="paragraph" svg:x="1.3cm" svg:y="20.699cm" svg:width="0.7cm" svg:height="2.499cm" draw:z-index="0"><draw:text-box><text:p text:style-name="MP1"/></draw:text-box></draw:frame><draw:frame draw:style-name="Mfr1" draw:name="Титул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Титул2: 22 Инв. № дубл." text:anchor-type="paragraph" svg:x="1.3cm" svg:y="18.2cm" svg:width="0.7cm" svg:height="2.499cm" draw:z-index="0"><draw:text-box><text:p text:style-name="MP1"/></draw:text-box></draw:frame><draw:frame draw:style-name="Mfr1" draw:name="Титул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Титул2: 23 Подп. и дата" text:anchor-type="paragraph" svg:x="1.3cm" svg:y="14.7cm" svg:width="0.7cm" svg:height="3.5cm" draw:z-index="0"><draw:text-box><text:p text:style-name="MP1"/></draw:text-box></draw:frame><draw:frame draw:style-name="Mfr1" draw:name="Титул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Титул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1" style:display-name="Первый лист 1" style:page-layout-name="Mpm10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1: 1 Наименование документа" text:anchor-type="paragraph" svg:x="8.5cm" svg:y="26.7cm" svg:width="7.001cm" svg:height="2.499cm" draw:z-index="143"><draw:text-box><text:p text:style-name="MP2"/></draw:text-box></draw:frame><draw:frame draw:style-name="Mfr3" draw:name="Перв.1: 2 Обозначение документа" text:anchor-type="paragraph" svg:x="8.5cm" svg:y="25.201cm" svg:width="12cm" svg:height="1.499cm" draw:z-index="145"><draw:text-box><text:p text:style-name="MP3"/></draw:text-box></draw:frame><draw:frame draw:style-name="Mfr3" draw:name="Перв.1: 9 Наименование организации" text:anchor-type="paragraph" svg:x="15.499cm" svg:y="27.7cm" svg:width="5.001cm" svg:height="1.499cm" draw:z-index="141"><draw:text-box><text:p text:style-name="MP2"/></draw:text-box></draw:frame><draw:frame draw:style-name="Mfr1" draw:name="Перв.1: 4 Лит. (наименование)" text:anchor-type="paragraph" svg:x="15.499cm" svg:y="26.7cm" svg:width="1.499cm" svg:height="0.499cm" draw:z-index="160"><draw:text-box><text:p text:style-name="Заголовок_20_графы_20_форматной_20_рамки">Лит.</text:p></draw:text-box></draw:frame><draw:frame draw:style-name="Mfr3" draw:name="Перв.1: 4 Лит.1" text:anchor-type="paragraph" svg:x="15.499cm" svg:y="27.199cm" svg:width="0.499cm" svg:height="0.499cm" draw:z-index="126"><draw:text-box><text:p text:style-name="Значение_20_графы_20_форматной_20_рамки"/></draw:text-box></draw:frame><draw:frame draw:style-name="Mfr3" draw:name="Перв.1: 4 Лит.2" text:anchor-type="paragraph" svg:x="16cm" svg:y="27.199cm" svg:width="0.499cm" svg:height="0.499cm" draw:z-index="137"><draw:text-box><text:p text:style-name="Значение_20_графы_20_форматной_20_рамки"/></draw:text-box></draw:frame><draw:frame draw:style-name="Mfr3" draw:name="Перв.1: 4 Лит.3" text:anchor-type="paragraph" svg:x="16.499cm" svg:y="27.199cm" svg:width="0.499cm" svg:height="0.499cm" draw:z-index="122"><draw:text-box><text:p text:style-name="Значение_20_графы_20_форматной_20_рамки"/></draw:text-box></draw:frame><draw:frame draw:style-name="Mfr1" draw:name="Перв.1: 7 Лист (наименование)" text:anchor-type="paragraph" svg:x="17cm" svg:y="26.7cm" svg:width="1.499cm" svg:height="0.499cm" draw:z-index="162"><draw:text-box><text:p text:style-name="Заголовок_20_графы_20_форматной_20_рамки">Лист</text:p></draw:text-box></draw:frame><draw:frame draw:style-name="Mfr3" draw:name="Перв.1: 7 Лист" text:anchor-type="paragraph" svg:x="17cm" svg:y="27.199cm" svg:width="1.499cm" svg:height="0.499cm" draw:z-index="161"><draw:text-box><text:p text:style-name="Значение_20_графы_20_форматной_20_рамки"><text:hidden-paragraph text:condition="ooow:Page == 1"/><text:page-number text:select-page="current">2</text:page-number></text:p><text:p text:style-name="Значение_20_графы_20_форматной_20_рамки"/></draw:text-box></draw:frame><draw:frame draw:style-name="Mfr1" draw:name="Перв.1: 8 Листов (наименование)" text:anchor-type="paragraph" svg:x="18.5cm" svg:y="26.7cm" svg:width="2cm" svg:height="0.499cm" draw:z-index="164"><draw:text-box><text:p text:style-name="Заголовок_20_графы_20_форматной_20_рамки">Листов</text:p></draw:text-box></draw:frame><draw:frame draw:style-name="Mfr3" draw:name="Перв.1: 8 Листов" text:anchor-type="paragraph" svg:x="18.5cm" svg:y="27.199cm" svg:width="2cm" svg:height="0.499cm" draw:z-index="159"><draw:text-box><text:p text:style-name="Значение_20_графы_20_форматной_20_рамки"><text:page-count>8</text:page-count></text:p></draw:text-box></draw:frame><draw:frame draw:style-name="Mfr1" draw:name="Перв.1: 10 Разраб. (наименование)" text:anchor-type="paragraph" svg:x="2cm" svg:y="26.7cm" svg:width="1.7cm" svg:height="0.499cm" draw:z-index="155"><draw:text-box><text:p text:style-name="MP4">Разраб.</text:p></draw:text-box></draw:frame><draw:frame draw:style-name="Mfr1" draw:name="Перв.1: 10 Пров. (наименование)" text:anchor-type="paragraph" svg:x="2cm" svg:y="27.199cm" svg:width="1.7cm" svg:height="0.499cm" draw:z-index="146"><draw:text-box><text:p text:style-name="MP4">Пров.</text:p></draw:text-box></draw:frame><draw:frame draw:style-name="Mfr3" draw:name="Перв.1: 10" text:anchor-type="paragraph" svg:x="2cm" svg:y="27.7cm" svg:width="1.7cm" svg:height="0.499cm" draw:z-index="128"><draw:text-box><text:p text:style-name="MP5"/></draw:text-box></draw:frame><draw:frame draw:style-name="Mfr1" draw:name="Перв.1: 10 Н. контр. (наименование)" text:anchor-type="paragraph" svg:x="2cm" svg:y="28.199cm" svg:width="1.7cm" svg:height="0.499cm" draw:z-index="134"><draw:text-box><text:p text:style-name="MP6">Н. контр.</text:p></draw:text-box></draw:frame><draw:frame draw:style-name="Mfr1" draw:name="Перв.1: 10 Утв. (наименование)" text:anchor-type="paragraph" svg:x="2cm" svg:y="28.7cm" svg:width="1.7cm" svg:height="0.499cm" draw:z-index="158"><draw:text-box><text:p text:style-name="MP4">Утв.</text:p></draw:text-box></draw:frame><draw:frame draw:style-name="Mfr3" draw:name="Перв.1: 11 Разраб." text:anchor-type="paragraph" svg:x="3.701cm" svg:y="26.7cm" svg:width="2.3cm" svg:height="0.499cm" draw:z-index="156"><draw:text-box><text:p text:style-name="MP7">Соболев</text:p></draw:text-box></draw:frame><draw:frame draw:style-name="Mfr3" draw:name="Перв.1: 11 Пров." text:anchor-type="paragraph" svg:x="3.701cm" svg:y="27.199cm" svg:width="2.3cm" svg:height="0.499cm" draw:z-index="153"><draw:text-box><text:p text:style-name="MP7">Красавин</text:p></draw:text-box></draw:frame><draw:frame draw:style-name="Mfr3" draw:name="Перв.1: 11" text:anchor-type="paragraph" svg:x="3.701cm" svg:y="27.7cm" svg:width="2.3cm" svg:height="0.499cm" draw:z-index="131"><draw:text-box><text:p text:style-name="MP5"/></draw:text-box></draw:frame><draw:frame draw:style-name="Mfr3" draw:name="Перв.1: 11 Н. контр." text:anchor-type="paragraph" svg:x="3.701cm" svg:y="28.199cm" svg:width="2.3cm" svg:height="0.499cm" draw:z-index="150"><draw:text-box><text:p text:style-name="MP7">Лунёв</text:p></draw:text-box></draw:frame><draw:frame draw:style-name="Mfr3" draw:name="Перв.1: 11 Утв." text:anchor-type="paragraph" svg:x="3.701cm" svg:y="28.7cm" svg:width="2.3cm" svg:height="0.499cm" draw:z-index="147"><draw:text-box><text:p text:style-name="MP5"/></draw:text-box></draw:frame><draw:frame draw:style-name="Mfr3" draw:name="Перв.1: 13 Разраб." text:anchor-type="paragraph" svg:x="7.5cm" svg:y="26.7cm" svg:width="1cm" svg:height="0.499cm" draw:z-index="157"><draw:text-box><text:p text:style-name="MP5"/></draw:text-box></draw:frame><draw:frame draw:style-name="Mfr3" draw:name="Перв.1: 13 Пров." text:anchor-type="paragraph" svg:x="7.5cm" svg:y="27.199cm" svg:width="1cm" svg:height="0.499cm" draw:z-index="154"><draw:text-box><text:p text:style-name="MP5"/></draw:text-box></draw:frame><draw:frame draw:style-name="Mfr3" draw:name="Перв.1: 13" text:anchor-type="paragraph" svg:x="7.5cm" svg:y="27.7cm" svg:width="1cm" svg:height="0.499cm" draw:z-index="130"><draw:text-box><text:p text:style-name="MP5"/></draw:text-box></draw:frame><draw:frame draw:style-name="Mfr3" draw:name="Перв.1: 13 Н. контр." text:anchor-type="paragraph" svg:x="7.5cm" svg:y="28.199cm" svg:width="1cm" svg:height="0.499cm" draw:z-index="151"><draw:text-box><text:p text:style-name="MP5"/></draw:text-box></draw:frame><draw:frame draw:style-name="Mfr3" draw:name="Перв.1: 13 Утв." text:anchor-type="paragraph" svg:x="7.5cm" svg:y="28.7cm" svg:width="1cm" svg:height="0.499cm" draw:z-index="148"><draw:text-box><text:p text:style-name="MP5"/></draw:text-box></draw:frame><draw:frame draw:style-name="Mfr1" draw:name="Перв.1: 14 Изм. (наименование)" text:anchor-type="paragraph" svg:x="2cm" svg:y="26.201cm" svg:width="0.7cm" svg:height="0.499cm" draw:z-index="140"><draw:text-box><text:p text:style-name="MP8">Изм.</text:p></draw:text-box></draw:frame><draw:frame draw:style-name="Mfr1" draw:name="Перв.1: 15 Лист (наименование)" text:anchor-type="paragraph" svg:x="2.701cm" svg:y="26.201cm" svg:width="1cm" svg:height="0.499cm" draw:z-index="142"><draw:text-box><text:p text:style-name="Заголовок_20_графы_20_форматной_20_рамки">Лист</text:p></draw:text-box></draw:frame><draw:frame draw:style-name="Mfr1" draw:name="Перв.1: 16 № докум. (наименование)" text:anchor-type="paragraph" svg:x="3.701cm" svg:y="26.201cm" svg:width="2.3cm" svg:height="0.499cm" draw:z-index="144"><draw:text-box><text:p text:style-name="Заголовок_20_графы_20_форматной_20_рамки">№ докум.</text:p></draw:text-box></draw:frame><draw:frame draw:style-name="Mfr1" draw:name="Перв.1: 17 Подп. (наименование)" text:anchor-type="paragraph" svg:x="6.001cm" svg:y="26.201cm" svg:width="1.499cm" svg:height="0.499cm" draw:z-index="149"><draw:text-box><text:p text:style-name="Заголовок_20_графы_20_форматной_20_рамки">Подп.</text:p></draw:text-box></draw:frame><draw:frame draw:style-name="Mfr1" draw:name="Перв.1: 18 Дата (наименование)" text:anchor-type="paragraph" svg:x="7.5cm" svg:y="26.201cm" svg:width="1cm" svg:height="0.499cm" draw:z-index="152"><draw:text-box><text:p text:style-name="Заголовок_20_графы_20_форматной_20_рамки">Дата</text:p></draw:text-box></draw:frame><draw:frame draw:style-name="Mfr1" draw:name="Перв.1: 19 Инв. № подл. (наименование)" text:anchor-type="paragraph" svg:x="0.801cm" svg:y="26.7cm" svg:width="0.499cm" svg:height="2.499cm" draw:z-index="138"><draw:text-box><text:p text:style-name="Заголовок_20_графы_20_форматной_20_рамки_20__28_повёрнуто_29_">Инв. № подл.</text:p></draw:text-box></draw:frame><draw:frame draw:style-name="Mfr3" draw:name="Перв.1: 19 Инв. № подл." text:anchor-type="paragraph" svg:x="1.3cm" svg:y="26.7cm" svg:width="0.7cm" svg:height="2.499cm" draw:z-index="163"><draw:text-box><text:p text:style-name="Значение_20_графы_20_форматной_20_рамки_20__28_повёрнуто_29_"/></draw:text-box></draw:frame><draw:frame draw:style-name="Mfr1" draw:name="Перв.1: 20 Подп. и дата (наименование)" text:anchor-type="paragraph" svg:x="0.801cm" svg:y="23.2cm" svg:width="0.499cm" svg:height="3.5cm" draw:z-index="136"><draw:text-box><text:p text:style-name="Заголовок_20_графы_20_форматной_20_рамки_20__28_повёрнуто_29_">Подп. и дата</text:p></draw:text-box></draw:frame><draw:frame draw:style-name="Mfr4" draw:name="Перв.1: 20 Подп. и дата" text:anchor-type="paragraph" svg:x="1.3cm" svg:y="23.2cm" svg:width="0.7cm" svg:height="3.5cm" draw:z-index="123"><draw:text-box><text:p text:style-name="Значение_20_графы_20_форматной_20_рамки_20__28_повёрнуто_29_"/></draw:text-box></draw:frame><draw:frame draw:style-name="Mfr1" draw:name="Перв.1: 21 Взам. инв. № (наименование)" text:anchor-type="paragraph" svg:x="0.801cm" svg:y="20.699cm" svg:width="0.499cm" svg:height="2.499cm" draw:z-index="129"><draw:text-box><text:p text:style-name="Заголовок_20_графы_20_форматной_20_рамки_20__28_повёрнуто_29_">Взам. инв. №</text:p></draw:text-box></draw:frame><draw:frame draw:style-name="Mfr3" draw:name="Перв.1: 21 Взам. инв. №" text:anchor-type="paragraph" svg:x="1.3cm" svg:y="20.699cm" svg:width="0.7cm" svg:height="2.499cm" draw:z-index="132"><draw:text-box><text:p text:style-name="Значение_20_графы_20_форматной_20_рамки_20__28_повёрнуто_29_"/></draw:text-box></draw:frame><draw:frame draw:style-name="Mfr1" draw:name="Перв.1: 22 Инв. № дубл. (наименование)" text:anchor-type="paragraph" svg:x="0.801cm" svg:y="18.2cm" svg:width="0.499cm" svg:height="2.499cm" draw:z-index="127"><draw:text-box><text:p text:style-name="Заголовок_20_графы_20_форматной_20_рамки_20__28_повёрнуто_29_">Инв. № дубл.</text:p></draw:text-box></draw:frame><draw:frame draw:style-name="Mfr3" draw:name="Перв.1: 22 Инв. № дубл." text:anchor-type="paragraph" svg:x="1.3cm" svg:y="18.2cm" svg:width="0.7cm" svg:height="2.499cm" draw:z-index="139"><draw:text-box><text:p text:style-name="Значение_20_графы_20_форматной_20_рамки_20__28_повёрнуто_29_"/></draw:text-box></draw:frame><draw:frame draw:style-name="Mfr1" draw:name="Перв.1: 23 Подп. и дата (наименование)" text:anchor-type="paragraph" svg:x="0.801cm" svg:y="14.7cm" svg:width="0.499cm" svg:height="3.5cm" draw:z-index="125"><draw:text-box><text:p text:style-name="Заголовок_20_графы_20_форматной_20_рамки_20__28_повёрнуто_29_">Подп. и дата</text:p></draw:text-box></draw:frame><draw:frame draw:style-name="Mfr4" draw:name="Перв.1: 23 Подп. и дата" text:anchor-type="paragraph" svg:x="1.3cm" svg:y="14.7cm" svg:width="0.7cm" svg:height="3.5cm" draw:z-index="124"><draw:text-box><text:p text:style-name="Значение_20_графы_20_форматной_20_рамки_20__28_повёрнуто_29_"/></draw:text-box></draw:frame><draw:frame draw:style-name="Mfr1" draw:name="Перв.1: 31 Копировал (наименование)" text:anchor-type="paragraph" svg:x="9.5cm" svg:y="29.199cm" svg:height="0.499cm" draw:z-index="135"><draw:text-box fo:min-width="1cm"><text:p text:style-name="Заголовок_20_графы_20_форматной_20_рамки">Копировал</text:p></draw:text-box></draw:frame><draw:frame draw:style-name="Mfr1" draw:name="Перв.1: 32 Формат (наименование)" text:anchor-type="paragraph" svg:x="16.499cm" svg:y="29.199cm" svg:height="0.499cm" draw:z-index="133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11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2: 1 Наименование документа" text:anchor-type="paragraph" svg:x="8.5cm" svg:y="26.7cm" svg:width="7.001cm" svg:height="2.499cm" draw:z-index="0"><draw:text-box><text:p text:style-name="MP2"/></draw:text-box></draw:frame><draw:frame draw:style-name="Mfr3" draw:name="Перв.2: 2 Обозначение документа" text:anchor-type="paragraph" svg:x="8.5cm" svg:y="25.201cm" svg:width="12cm" svg:height="1.499cm" draw:z-index="0"><draw:text-box><text:p text:style-name="MP3"/></draw:text-box></draw:frame><draw:frame draw:style-name="Mfr3" draw:name="Перв.2: 9 Наименование организации" text:anchor-type="paragraph" svg:x="15.499cm" svg:y="27.7cm" svg:width="5.001cm" svg:height="1.499cm" draw:z-index="0"><draw:text-box><text:p text:style-name="MP2"/></draw:text-box></draw:frame><draw:frame draw:style-name="Mfr1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8</text:page-count></text:p></draw:text-box></draw:frame><draw:frame draw:style-name="Mfr1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1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3" draw:name="Перв.2: 10" text:anchor-type="paragraph" svg:x="2cm" svg:y="27.7cm" svg:width="1.7cm" svg:height="0.499cm" draw:z-index="0"><draw:text-box><text:p text:style-name="MP5"/></draw:text-box></draw:frame><draw:frame draw:style-name="Mfr1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1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3" draw:name="Перв.2: 11 Разраб." text:anchor-type="paragraph" svg:x="3.701cm" svg:y="26.7cm" svg:width="2.3cm" svg:height="0.499cm" draw:z-index="0"><draw:text-box><text:p text:style-name="MP9">Соболев</text:p></draw:text-box></draw:frame><draw:frame draw:style-name="Mfr3" draw:name="Перв.2: 11 Пров." text:anchor-type="paragraph" svg:x="3.701cm" svg:y="27.199cm" svg:width="2.3cm" svg:height="0.499cm" draw:z-index="0"><draw:text-box><text:p text:style-name="MP9">Красавин</text:p></draw:text-box></draw:frame><draw:frame draw:style-name="Mfr3" draw:name="Перв.2: 11" text:anchor-type="paragraph" svg:x="3.701cm" svg:y="27.7cm" svg:width="2.3cm" svg:height="0.499cm" draw:z-index="0"><draw:text-box><text:p text:style-name="MP5"/></draw:text-box></draw:frame><draw:frame draw:style-name="Mfr3" draw:name="Перв.2: 11 Н. контр." text:anchor-type="paragraph" svg:x="3.701cm" svg:y="28.199cm" svg:width="2.3cm" svg:height="0.499cm" draw:z-index="0"><draw:text-box><text:p text:style-name="MP9">Лунёв</text:p></draw:text-box></draw:frame><draw:frame draw:style-name="Mfr3" draw:name="Перв.2: 11 Утв." text:anchor-type="paragraph" svg:x="3.701cm" svg:y="28.7cm" svg:width="2.3cm" svg:height="0.499cm" draw:z-index="0"><draw:text-box><text:p text:style-name="MP5"/></draw:text-box></draw:frame><draw:frame draw:style-name="Mfr3" draw:name="Перв.2: 13 Разраб." text:anchor-type="paragraph" svg:x="7.5cm" svg:y="26.7cm" svg:width="1cm" svg:height="0.499cm" draw:z-index="0"><draw:text-box><text:p text:style-name="MP5"/></draw:text-box></draw:frame><draw:frame draw:style-name="Mfr3" draw:name="Перв.2: 13 Пров." text:anchor-type="paragraph" svg:x="7.5cm" svg:y="27.199cm" svg:width="1cm" svg:height="0.499cm" draw:z-index="0"><draw:text-box><text:p text:style-name="MP5"/></draw:text-box></draw:frame><draw:frame draw:style-name="Mfr3" draw:name="Перв.2: 13" text:anchor-type="paragraph" svg:x="7.5cm" svg:y="27.7cm" svg:width="1cm" svg:height="0.499cm" draw:z-index="0"><draw:text-box><text:p text:style-name="MP5"/></draw:text-box></draw:frame><draw:frame draw:style-name="Mfr3" draw:name="Перв.2: 13 Н. контр." text:anchor-type="paragraph" svg:x="7.5cm" svg:y="28.199cm" svg:width="1cm" svg:height="0.499cm" draw:z-index="0"><draw:text-box><text:p text:style-name="MP5"/></draw:text-box></draw:frame><draw:frame draw:style-name="Mfr3" draw:name="Перв.2: 13 Утв." text:anchor-type="paragraph" svg:x="7.5cm" svg:y="28.7cm" svg:width="1cm" svg:height="0.499cm" draw:z-index="0"><draw:text-box><text:p text:style-name="MP5"/></draw:text-box></draw:frame><draw:frame draw:style-name="Mfr1" draw:name="Перв.2: 14 Изм. (наименование)" text:anchor-type="paragraph" svg:x="2cm" svg:y="26.201cm" svg:width="0.7cm" svg:height="0.499cm" draw:z-index="0"><draw:text-box><text:p text:style-name="MP8">Изм.</text:p></draw:text-box></draw:frame><draw:frame draw:style-name="Mfr1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3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3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2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3: 1 Наименование документа" text:anchor-type="paragraph" svg:x="8.5cm" svg:y="26.7cm" svg:width="7.001cm" svg:height="2.499cm" draw:z-index="0"><draw:text-box><text:p text:style-name="MP2"/></draw:text-box></draw:frame><draw:frame draw:style-name="Mfr3" draw:name="Перв.3: 2 Обозначение документа" text:anchor-type="paragraph" svg:x="8.5cm" svg:y="25.201cm" svg:width="12cm" svg:height="1.499cm" draw:z-index="0"><draw:text-box><text:p text:style-name="MP3"/></draw:text-box></draw:frame><draw:frame draw:style-name="Mfr3" draw:name="Перв.3: 9 Наименование организации" text:anchor-type="paragraph" svg:x="15.499cm" svg:y="27.7cm" svg:width="5.001cm" svg:height="1.499cm" draw:z-index="0"><draw:text-box><text:p text:style-name="MP2"/></draw:text-box></draw:frame><draw:frame draw:style-name="Mfr1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8</text:page-count></text:p></draw:text-box></draw:frame><draw:frame draw:style-name="Mfr1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1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3" draw:name="Перв.3: 10" text:anchor-type="paragraph" svg:x="2cm" svg:y="27.7cm" svg:width="1.7cm" svg:height="0.499cm" draw:z-index="0"><draw:text-box><text:p text:style-name="MP5"/></draw:text-box></draw:frame><draw:frame draw:style-name="Mfr1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1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3" draw:name="Перв.3: 11 Разраб." text:anchor-type="paragraph" svg:x="3.701cm" svg:y="26.7cm" svg:width="2.3cm" svg:height="0.499cm" draw:z-index="0"><draw:text-box><text:p text:style-name="MP9">Соболев</text:p></draw:text-box></draw:frame><draw:frame draw:style-name="Mfr3" draw:name="Перв.3: 11 Пров." text:anchor-type="paragraph" svg:x="3.701cm" svg:y="27.199cm" svg:width="2.3cm" svg:height="0.499cm" draw:z-index="0"><draw:text-box><text:p text:style-name="MP9">Красавин</text:p></draw:text-box></draw:frame><draw:frame draw:style-name="Mfr3" draw:name="Перв.3: 11" text:anchor-type="paragraph" svg:x="3.701cm" svg:y="27.7cm" svg:width="2.3cm" svg:height="0.499cm" draw:z-index="0"><draw:text-box><text:p text:style-name="MP5"/></draw:text-box></draw:frame><draw:frame draw:style-name="Mfr3" draw:name="Перв.3: 11 Н. контр." text:anchor-type="paragraph" svg:x="3.701cm" svg:y="28.199cm" svg:width="2.3cm" svg:height="0.499cm" draw:z-index="0"><draw:text-box><text:p text:style-name="MP9">Лунёв</text:p></draw:text-box></draw:frame><draw:frame draw:style-name="Mfr3" draw:name="Перв.3: 11 Утв." text:anchor-type="paragraph" svg:x="3.701cm" svg:y="28.7cm" svg:width="2.3cm" svg:height="0.499cm" draw:z-index="0"><draw:text-box><text:p text:style-name="MP5"/></draw:text-box></draw:frame><draw:frame draw:style-name="Mfr3" draw:name="Перв.3: 13 Разраб." text:anchor-type="paragraph" svg:x="7.5cm" svg:y="26.7cm" svg:width="1cm" svg:height="0.499cm" draw:z-index="0"><draw:text-box><text:p text:style-name="MP5"/></draw:text-box></draw:frame><draw:frame draw:style-name="Mfr3" draw:name="Перв.3: 13 Пров." text:anchor-type="paragraph" svg:x="7.5cm" svg:y="27.199cm" svg:width="1cm" svg:height="0.499cm" draw:z-index="0"><draw:text-box><text:p text:style-name="MP5"/></draw:text-box></draw:frame><draw:frame draw:style-name="Mfr3" draw:name="Перв.3: 13" text:anchor-type="paragraph" svg:x="7.5cm" svg:y="27.7cm" svg:width="1cm" svg:height="0.499cm" draw:z-index="0"><draw:text-box><text:p text:style-name="MP5"/></draw:text-box></draw:frame><draw:frame draw:style-name="Mfr3" draw:name="Перв.3: 13 Н. контр." text:anchor-type="paragraph" svg:x="7.5cm" svg:y="28.199cm" svg:width="1cm" svg:height="0.499cm" draw:z-index="0"><draw:text-box><text:p text:style-name="MP5"/></draw:text-box></draw:frame><draw:frame draw:style-name="Mfr3" draw:name="Перв.3: 13 Утв." text:anchor-type="paragraph" svg:x="7.5cm" svg:y="28.7cm" svg:width="1cm" svg:height="0.499cm" draw:z-index="0"><draw:text-box><text:p text:style-name="MP5"/></draw:text-box></draw:frame><draw:frame draw:style-name="Mfr1" draw:name="Перв.3: 14 Изм. (наименование)" text:anchor-type="paragraph" svg:x="2cm" svg:y="26.201cm" svg:width="0.7cm" svg:height="0.499cm" draw:z-index="0"><draw:text-box><text:p text:style-name="MP8">Изм.</text:p></draw:text-box></draw:frame><draw:frame draw:style-name="Mfr1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3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3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3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3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1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3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4: 1 Наименование документа" text:anchor-type="paragraph" svg:x="8.5cm" svg:y="26.7cm" svg:width="7.001cm" svg:height="2.499cm" draw:z-index="0"><draw:text-box><text:p text:style-name="MP2"/></draw:text-box></draw:frame><draw:frame draw:style-name="Mfr3" draw:name="Перв.4: 2 Обозначение документа" text:anchor-type="paragraph" svg:x="8.5cm" svg:y="25.201cm" svg:width="12cm" svg:height="1.499cm" draw:z-index="0"><draw:text-box><text:p text:style-name="MP3"/></draw:text-box></draw:frame><draw:frame draw:style-name="Mfr3" draw:name="Перв.4: 9 Наименование организации" text:anchor-type="paragraph" svg:x="15.499cm" svg:y="27.7cm" svg:width="5.001cm" svg:height="1.499cm" draw:z-index="0"><draw:text-box><text:p text:style-name="MP2"/></draw:text-box></draw:frame><draw:frame draw:style-name="Mfr1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8</text:page-count></text:p></draw:text-box></draw:frame><draw:frame draw:style-name="Mfr1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1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3" draw:name="Перв.4: 10" text:anchor-type="paragraph" svg:x="2cm" svg:y="27.7cm" svg:width="1.7cm" svg:height="0.499cm" draw:z-index="0"><draw:text-box><text:p text:style-name="MP5"/></draw:text-box></draw:frame><draw:frame draw:style-name="Mfr1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1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3" draw:name="Перв.4: 11 Разраб." text:anchor-type="paragraph" svg:x="3.701cm" svg:y="26.7cm" svg:width="2.3cm" svg:height="0.499cm" draw:z-index="0"><draw:text-box><text:p text:style-name="MP9">Соболев</text:p></draw:text-box></draw:frame><draw:frame draw:style-name="Mfr3" draw:name="Перв.4: 11 Пров." text:anchor-type="paragraph" svg:x="3.701cm" svg:y="27.199cm" svg:width="2.3cm" svg:height="0.499cm" draw:z-index="0"><draw:text-box><text:p text:style-name="MP9">Красавин</text:p></draw:text-box></draw:frame><draw:frame draw:style-name="Mfr3" draw:name="Перв.4: 11" text:anchor-type="paragraph" svg:x="3.701cm" svg:y="27.7cm" svg:width="2.3cm" svg:height="0.499cm" draw:z-index="0"><draw:text-box><text:p text:style-name="MP5"/></draw:text-box></draw:frame><draw:frame draw:style-name="Mfr3" draw:name="Перв.4: 11 Н. контр." text:anchor-type="paragraph" svg:x="3.701cm" svg:y="28.199cm" svg:width="2.3cm" svg:height="0.499cm" draw:z-index="0"><draw:text-box><text:p text:style-name="MP9">Лунёв</text:p></draw:text-box></draw:frame><draw:frame draw:style-name="Mfr3" draw:name="Перв.4: 11 Утв." text:anchor-type="paragraph" svg:x="3.701cm" svg:y="28.7cm" svg:width="2.3cm" svg:height="0.499cm" draw:z-index="0"><draw:text-box><text:p text:style-name="MP5"/></draw:text-box></draw:frame><draw:frame draw:style-name="Mfr3" draw:name="Перв.4: 13 Разраб." text:anchor-type="paragraph" svg:x="7.5cm" svg:y="26.7cm" svg:width="1cm" svg:height="0.499cm" draw:z-index="0"><draw:text-box><text:p text:style-name="MP5"/></draw:text-box></draw:frame><draw:frame draw:style-name="Mfr3" draw:name="Перв.4: 13 Пров." text:anchor-type="paragraph" svg:x="7.5cm" svg:y="27.199cm" svg:width="1cm" svg:height="0.499cm" draw:z-index="0"><draw:text-box><text:p text:style-name="MP5"/></draw:text-box></draw:frame><draw:frame draw:style-name="Mfr3" draw:name="Перв.4: 13" text:anchor-type="paragraph" svg:x="7.5cm" svg:y="27.7cm" svg:width="1cm" svg:height="0.499cm" draw:z-index="0"><draw:text-box><text:p text:style-name="MP5"/></draw:text-box></draw:frame><draw:frame draw:style-name="Mfr3" draw:name="Перв.4: 13 Н. контр." text:anchor-type="paragraph" svg:x="7.5cm" svg:y="28.199cm" svg:width="1cm" svg:height="0.499cm" draw:z-index="0"><draw:text-box><text:p text:style-name="MP5"/></draw:text-box></draw:frame><draw:frame draw:style-name="Mfr3" draw:name="Перв.4: 13 Утв." text:anchor-type="paragraph" svg:x="7.5cm" svg:y="28.7cm" svg:width="1cm" svg:height="0.499cm" draw:z-index="0"><draw:text-box><text:p text:style-name="MP5"/></draw:text-box></draw:frame><draw:frame draw:style-name="Mfr1" draw:name="Перв.4: 14 Изм. (наименование)" text:anchor-type="paragraph" svg:x="2cm" svg:y="26.201cm" svg:width="0.7cm" svg:height="0.499cm" draw:z-index="0"><draw:text-box><text:p text:style-name="MP8">Изм.</text:p></draw:text-box></draw:frame><draw:frame draw:style-name="Mfr1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3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3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3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3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3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3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1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4">
      <style:header>
        <text:p text:style-name="Основная_20_надпись"/>
      </style:header>
      <style:footer>
        <text:p text:style-name="Основная_20_надпись"><draw:frame draw:style-name="Mfr1" draw:name="Прочие: 2 Обозначение документа" text:anchor-type="paragraph" svg:x="8.5cm" svg:y="27.7cm" svg:width="11cm" svg:height="1.499cm" draw:z-index="5"><draw:text-box><text:p text:style-name="MP10"/></draw:text-box></draw:frame><draw:frame draw:style-name="Mfr1" draw:name="Прочие: 7 Лист (наименование)" text:anchor-type="paragraph" svg:x="19.5cm" svg:y="27.7cm" svg:width="1cm" svg:height="0.7cm" draw:z-index="11"><draw:text-box><text:p text:style-name="Заголовок_20_графы_20_форматной_20_рамки">Лист</text:p></draw:text-box></draw:frame><draw:frame draw:style-name="Mfr3" draw:name="Прочие: 7 Лист" text:anchor-type="paragraph" svg:x="19.5cm" svg:y="28.4cm" svg:width="1cm" svg:height="0.801cm" draw:z-index="17"><draw:text-box><text:p text:style-name="Значение_20_графы_20_форматной_20_рамки"><text:page-number text:select-page="current">8</text:page-number></text:p></draw:text-box></draw:frame><draw:frame draw:style-name="Mfr1" draw:name="Прочие: 14 Изм. (наименование)" text:anchor-type="paragraph" svg:x="2cm" svg:y="28.7cm" svg:width="0.7cm" svg:height="0.499cm" draw:z-index="23"><draw:text-box><text:p text:style-name="MP8">Изм.</text:p></draw:text-box></draw:frame><draw:frame draw:style-name="Mfr1" draw:name="Прочие: 15 Лист (наименование)" text:anchor-type="paragraph" svg:x="2.701cm" svg:y="28.7cm" svg:width="1cm" svg:height="0.499cm" draw:z-index="29"><draw:text-box><text:p text:style-name="Заголовок_20_графы_20_форматной_20_рамки">Лист</text:p></draw:text-box></draw:frame><draw:frame draw:style-name="Mfr1" draw:name="Прочие: 16 № докум. (наименование)" text:anchor-type="paragraph" svg:x="3.701cm" svg:y="28.7cm" svg:width="2.3cm" svg:height="0.499cm" draw:z-index="35"><draw:text-box><text:p text:style-name="Заголовок_20_графы_20_форматной_20_рамки">№ докум.</text:p></draw:text-box></draw:frame><draw:frame draw:style-name="Mfr1" draw:name="Прочие: 17 Подп. (наименование)" text:anchor-type="paragraph" svg:x="6.001cm" svg:y="28.7cm" svg:width="1.499cm" svg:height="0.499cm" draw:z-index="41"><draw:text-box><text:p text:style-name="Заголовок_20_графы_20_форматной_20_рамки">Подп.</text:p></draw:text-box></draw:frame><draw:frame draw:style-name="Mfr1" draw:name="Прочие: 18 Дата (наименование)" text:anchor-type="paragraph" svg:x="7.5cm" svg:y="28.7cm" svg:width="1cm" svg:height="0.499cm" draw:z-index="47"><draw:text-box><text:p text:style-name="Заголовок_20_графы_20_форматной_20_рамки">Дата</text:p></draw:text-box></draw:frame><draw:frame draw:style-name="Mfr1" draw:name="Прочие: 19 Инв. № подл. (наименование)" text:anchor-type="paragraph" svg:x="0.801cm" svg:y="26.7cm" svg:width="0.499cm" svg:height="2.499cm" draw:z-index="53"><draw:text-box><text:p text:style-name="Заголовок_20_графы_20_форматной_20_рамки_20__28_повёрнуто_29_">Инв. № подл.</text:p></draw:text-box></draw:frame><draw:frame draw:style-name="Mfr1" draw:name="Прочие: 19 Инв. № подл." text:anchor-type="paragraph" svg:x="1.3cm" svg:y="26.7cm" svg:width="0.7cm" svg:height="2.499cm" draw:z-index="120"><draw:text-box><text:p text:style-name="MP1"/></draw:text-box></draw:frame><draw:frame draw:style-name="Mfr1" draw:name="Прочие: 20 Подп. и дата (наименование)" text:anchor-type="paragraph" svg:x="0.801cm" svg:y="23.2cm" svg:width="0.499cm" svg:height="3.5cm" draw:z-index="114"><draw:text-box><text:p text:style-name="Заголовок_20_графы_20_форматной_20_рамки_20__28_повёрнуто_29_">Подп. и дата</text:p></draw:text-box></draw:frame><draw:frame draw:style-name="Mfr2" draw:name="Прочие: 20 Подп. и дата" text:anchor-type="paragraph" svg:x="1.3cm" svg:y="23.2cm" svg:width="0.7cm" svg:height="3.5cm" draw:z-index="108"><draw:text-box><text:p text:style-name="MP1"/></draw:text-box></draw:frame><draw:frame draw:style-name="Mfr1" draw:name="Прочие: 21 Взам. инв. № (наименование)" text:anchor-type="paragraph" svg:x="0.801cm" svg:y="20.699cm" svg:width="0.499cm" svg:height="2.499cm" draw:z-index="102"><draw:text-box><text:p text:style-name="Заголовок_20_графы_20_форматной_20_рамки_20__28_повёрнуто_29_">Взам. инв. №</text:p></draw:text-box></draw:frame><draw:frame draw:style-name="Mfr1" draw:name="Прочие: 21 Взам. инв. №" text:anchor-type="paragraph" svg:x="1.3cm" svg:y="20.699cm" svg:width="0.7cm" svg:height="2.499cm" draw:z-index="96"><draw:text-box><text:p text:style-name="MP1"/></draw:text-box></draw:frame><draw:frame draw:style-name="Mfr1" draw:name="Прочие: 22 Инв. № дубл. (наименование)" text:anchor-type="paragraph" svg:x="0.801cm" svg:y="18.2cm" svg:width="0.499cm" svg:height="2.499cm" draw:z-index="90"><draw:text-box><text:p text:style-name="Заголовок_20_графы_20_форматной_20_рамки_20__28_повёрнуто_29_">Инв. № дубл.</text:p></draw:text-box></draw:frame><draw:frame draw:style-name="Mfr1" draw:name="Прочие: 22 Инв. № дубл." text:anchor-type="paragraph" svg:x="1.3cm" svg:y="18.2cm" svg:width="0.7cm" svg:height="2.499cm" draw:z-index="84"><draw:text-box><text:p text:style-name="MP1"/></draw:text-box></draw:frame><draw:frame draw:style-name="Mfr1" draw:name="Прочие: 23 Подп. и дата (наименование)" text:anchor-type="paragraph" svg:x="0.801cm" svg:y="14.7cm" svg:width="0.499cm" svg:height="3.5cm" draw:z-index="78"><draw:text-box><text:p text:style-name="Заголовок_20_графы_20_форматной_20_рамки_20__28_повёрнуто_29_">Подп. и дата</text:p></draw:text-box></draw:frame><draw:frame draw:style-name="Mfr2" draw:name="Прочие: 23 Подп. и дата" text:anchor-type="paragraph" svg:x="1.3cm" svg:y="14.7cm" svg:width="0.7cm" svg:height="3.5cm" draw:z-index="72"><draw:text-box><text:p text:style-name="MP1"/></draw:text-box></draw:frame><draw:frame draw:style-name="Mfr1" draw:name="Прочие: 31 Копировал (наименование)" text:anchor-type="paragraph" svg:x="9.5cm" svg:y="29.199cm" svg:height="0.499cm" draw:z-index="66"><draw:text-box fo:min-width="1cm"><text:p text:style-name="Заголовок_20_графы_20_форматной_20_рамки">Копировал</text:p></draw:text-box></draw:frame><draw:frame draw:style-name="Mfr1" draw:name="Прочие: 32 Формат (наименование)" text:anchor-type="paragraph" svg:x="16.499cm" svg:y="29.199cm" svg:height="0.499cm" draw:z-index="60"><draw:text-box fo:min-width="1cm"><text:p text:style-name="Заголовок_20_графы_20_форматной_20_рамки">Формат А4</text:p></draw:text-box></draw:frame></text:p>
      </style:footer>
    </style:master-page>
    <style:master-page style:name="Лист_20_регистрации_20_изменений" style:display-name="Лист регистрации изменений" style:page-layout-name="Mpm15">
      <style:header>
        <text:p text:style-name="Основная_20_надпись"/>
      </style:header>
      <style:footer>
        <text:p text:style-name="Основная_20_надпись"><draw:frame draw:style-name="Mfr1" draw:name="РегИзм: 2 Обозначение документа" text:anchor-type="paragraph" svg:x="8.5cm" svg:y="27.7cm" svg:width="11cm" svg:height="1.499cm" draw:z-index="0"><draw:text-box><text:p text:style-name="MP10"/></draw:text-box></draw:frame><draw:frame draw:style-name="Mfr1" draw:name="РегИзм: 7 Лист (наименование)" text:anchor-type="paragraph" svg:x="19.5cm" svg:y="27.7cm" svg:width="1cm" svg:height="0.7cm" draw:z-index="0"><draw:text-box><text:p text:style-name="Заголовок_20_графы_20_форматной_20_рамки">Лист</text:p></draw:text-box></draw:frame><draw:frame draw:style-name="Mfr3" draw:name="РегИзм: 7 Лист" text:anchor-type="paragraph" svg:x="19.5cm" svg:y="28.4cm" svg:width="1cm" svg:height="0.801cm" draw:z-index="0"><draw:text-box><text:p text:style-name="Значение_20_графы_20_форматной_20_рамки"><text:page-number text:select-page="current">0</text:page-number></text:p></draw:text-box></draw:frame><draw:frame draw:style-name="Mfr1" draw:name="РегИзм: 14 Изм. (наименование)" text:anchor-type="paragraph" svg:x="2cm" svg:y="28.7cm" svg:width="0.7cm" svg:height="0.499cm" draw:z-index="0"><draw:text-box><text:p text:style-name="MP8">Изм.</text:p></draw:text-box></draw:frame><draw:frame draw:style-name="Mfr1" draw:name="РегИзм: 15 Лист (наименование)" text:anchor-type="paragraph" svg:x="2.701cm" svg:y="28.7cm" svg:width="1cm" svg:height="0.499cm" draw:z-index="0"><draw:text-box><text:p text:style-name="Заголовок_20_графы_20_форматной_20_рамки">Лист</text:p></draw:text-box></draw:frame><draw:frame draw:style-name="Mfr1" draw:name="РегИзм: 16 № докум. (наименование)" text:anchor-type="paragraph" svg:x="3.701cm" svg:y="28.7cm" svg:width="2.3cm" svg:height="0.499cm" draw:z-index="0"><draw:text-box><text:p text:style-name="Заголовок_20_графы_20_форматной_20_рамки">№ докум.</text:p></draw:text-box></draw:frame><draw:frame draw:style-name="Mfr1" draw:name="РегИзм: 17 Подп. (наименование)" text:anchor-type="paragraph" svg:x="6.001cm" svg:y="28.7cm" svg:width="1.499cm" svg:height="0.499cm" draw:z-index="0"><draw:text-box><text:p text:style-name="Заголовок_20_графы_20_форматной_20_рамки">Подп.</text:p></draw:text-box></draw:frame><draw:frame draw:style-name="Mfr1" draw:name="РегИзм: 18 Дата (наименование)" text:anchor-type="paragraph" svg:x="7.5cm" svg:y="28.7cm" svg:width="1cm" svg:height="0.499cm" draw:z-index="0"><draw:text-box><text:p text:style-name="Заголовок_20_графы_20_форматной_20_рамки">Дата</text:p></draw:text-box></draw:frame><draw:frame draw:style-name="Mfr1" draw:name="РегИзм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РегИзм: 19 Инв. № подл." text:anchor-type="paragraph" svg:x="1.3cm" svg:y="26.7cm" svg:width="0.7cm" svg:height="2.499cm" draw:z-index="0"><draw:text-box><text:p text:style-name="MP1"/></draw:text-box></draw:frame><draw:frame draw:style-name="Mfr1" draw:name="РегИзм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РегИзм: 20 Подп. и дата" text:anchor-type="paragraph" svg:x="1.3cm" svg:y="23.2cm" svg:width="0.7cm" svg:height="3.5cm" draw:z-index="0"><draw:text-box><text:p text:style-name="MP1"/></draw:text-box></draw:frame><draw:frame draw:style-name="Mfr1" draw:name="РегИзм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РегИзм: 21 Взам. инв. №" text:anchor-type="paragraph" svg:x="1.3cm" svg:y="20.699cm" svg:width="0.7cm" svg:height="2.499cm" draw:z-index="0"><draw:text-box><text:p text:style-name="MP1"/></draw:text-box></draw:frame><draw:frame draw:style-name="Mfr1" draw:name="РегИзм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РегИзм: 22 Инв. № дубл." text:anchor-type="paragraph" svg:x="1.3cm" svg:y="18.2cm" svg:width="0.7cm" svg:height="2.499cm" draw:z-index="0"><draw:text-box><text:p text:style-name="MP1"/></draw:text-box></draw:frame><draw:frame draw:style-name="Mfr1" draw:name="РегИзм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РегИзм: 23 Подп. и дата" text:anchor-type="paragraph" svg:x="1.3cm" svg:y="14.7cm" svg:width="0.7cm" svg:height="3.5cm" draw:z-index="0"><draw:text-box><text:p text:style-name="MP1"/></draw:text-box></draw:frame><draw:frame draw:style-name="Mfr1" draw:name="РегИзм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РегИзм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5T15:58:46.899766086</meta:creation-date>
    <meta:editing-duration>PT3H17M12S</meta:editing-duration>
    <meta:editing-cycles>34</meta:editing-cycles>
    <meta:generator>LibreOffice/6.4.7.2$Linux_X86_64 LibreOffice_project/40$Build-2</meta:generator>
    <dc:date>2024-07-02T16:30:54.443574058</dc:date>
    <meta:document-statistic meta:table-count="0" meta:image-count="0" meta:object-count="0" meta:page-count="8" meta:paragraph-count="207" meta:word-count="1247" meta:character-count="7733" meta:non-whitespace-character-count="6703"/>
    <meta:template xlink:type="simple" xlink:actuate="onRequest" xlink:title="Пояснительная записка" xlink:href="../../../.config/libreoffice/4/user/template/Пояснительная%20записка.ott" meta:date="2024-06-25T15:58:46.084779016"/>
  </office:meta>
</office:document-meta>
</file>